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393908" calcext:value-type="float">
            <text:p>0.00393908</text:p>
          </table:table-cell>
          <table:table-cell office:value-type="float" office:value="24812" calcext:value-type="float">
            <text:p>248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800051" calcext:value-type="float">
            <text:p>0.00800051</text:p>
          </table:table-cell>
          <table:table-cell office:value-type="float" office:value="24812" calcext:value-type="float">
            <text:p>248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0116106" calcext:value-type="float">
            <text:p>0.0116106</text:p>
          </table:table-cell>
          <table:table-cell office:value-type="float" office:value="25216" calcext:value-type="float">
            <text:p>252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119887" calcext:value-type="float">
            <text:p>0.0119887</text:p>
          </table:table-cell>
          <table:table-cell office:value-type="float" office:value="25232" calcext:value-type="float">
            <text:p>252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.0231806" calcext:value-type="float">
            <text:p>0.0231806</text:p>
          </table:table-cell>
          <table:table-cell office:value-type="float" office:value="26088" calcext:value-type="float">
            <text:p>260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0199856" calcext:value-type="float">
            <text:p>0.0199856</text:p>
          </table:table-cell>
          <table:table-cell office:value-type="float" office:value="26104" calcext:value-type="float">
            <text:p>261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231685" calcext:value-type="float">
            <text:p>0.0231685</text:p>
          </table:table-cell>
          <table:table-cell office:value-type="float" office:value="24820" calcext:value-type="float">
            <text:p>2482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279496" calcext:value-type="float">
            <text:p>0.0279496</text:p>
          </table:table-cell>
          <table:table-cell office:value-type="float" office:value="24824" calcext:value-type="float">
            <text:p>2482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151951" calcext:value-type="float">
            <text:p>0.151951</text:p>
          </table:table-cell>
          <table:table-cell office:value-type="float" office:value="25676" calcext:value-type="float">
            <text:p>2567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707846" calcext:value-type="float">
            <text:p>0.707846</text:p>
          </table:table-cell>
          <table:table-cell office:value-type="float" office:value="27268" calcext:value-type="float">
            <text:p>2726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28373" calcext:value-type="float">
            <text:p>1.28373</text:p>
          </table:table-cell>
          <table:table-cell office:value-type="float" office:value="27988" calcext:value-type="float">
            <text:p>2798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.30351" calcext:value-type="float">
            <text:p>2.30351</text:p>
          </table:table-cell>
          <table:table-cell office:value-type="float" office:value="29216" calcext:value-type="float">
            <text:p>29216</text:p>
          </table:table-cell>
          <table:table-cell office:value-type="float" office:value="3733" calcext:value-type="float">
            <text:p>3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3:27:36.116022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0:59:22.906794111</meta:creation-date>
    <dc:date>2021-04-21T00:05:31.684495887</dc:date>
    <meta:editing-duration>PT15M2S</meta:editing-duration>
    <meta:editing-cycles>3</meta:editing-cycles>
    <meta:generator>LibreOffice/6.4.7.2$Linux_X86_64 LibreOffice_project/40$Build-2</meta:generator>
    <meta:document-statistic meta:table-count="1" meta:cell-count="84" meta:object-count="0"/>
  </office:meta>
</office:document-meta>
</file>